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072cm" fo:min-width="0.822cm" fo:padding-top="0.125cm" fo:padding-bottom="0.125cm" fo:padding-left="0.25cm" fo:padding-right="0.25cm" loext:decorative="false"/>
    </style:style>
    <style:style style:name="gr4" style:family="graphic" style:parent-style-name="standard">
      <style:graphic-properties svg:stroke-color="#2a6099" draw:fill="solid" draw:fill-color="#eeeeee" draw:textarea-horizontal-align="justify" draw:textarea-vertical-align="middle" draw:auto-grow-height="false" fo:min-height="0.104cm" fo:min-width="0cm" loext:decorative="false"/>
    </style:style>
    <style:style style:name="gr5" style:family="graphic" style:parent-style-name="standard">
      <style:graphic-properties svg:stroke-color="#111111" draw:fill="solid" draw:fill-color="#1c1c1c" draw:textarea-horizontal-align="justify" draw:textarea-vertical-align="middle" draw:auto-grow-height="false" fo:min-height="0.458cm" fo:min-width="0.208cm" loext:decorative="false"/>
    </style:style>
    <style:style style:name="gr6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8" style:family="graphic" style:parent-style-name="standard">
      <style:graphic-properties svg:stroke-width="0cm" svg:stroke-color="#111111" draw:marker-start-width="0.2cm" draw:marker-end-width="0.2cm" draw:fill="solid" draw:fill-color="#ffbf00" draw:textarea-horizontal-align="justify" draw:textarea-vertical-align="middle" draw:auto-grow-height="false" fo:min-height="0cm" fo:min-width="0cm" fo:padding-top="0.125cm" fo:padding-bottom="0.125cm" fo:padding-left="0.25cm" fo:padding-right="0.25cm" loext:decorative="false"/>
    </style:style>
    <style:style style:name="gr9" style:family="graphic" style:parent-style-name="standard">
      <style:graphic-properties svg:stroke-color="#b47804" draw:fill="solid" draw:fill-color="#ffbf00" draw:textarea-horizontal-align="justify" draw:textarea-vertical-align="middle" draw:auto-grow-height="false" fo:min-height="0cm" fo:min-width="0cm" draw:shadow="hidden" loext:decorative="false"/>
    </style:style>
    <style:style style:name="gr10" style:family="graphic" style:parent-style-name="standard">
      <style:graphic-properties svg:stroke-color="#e8a202" draw:fill="solid" draw:fill-color="#ffffff" draw:textarea-horizontal-align="justify" draw:textarea-vertical-align="middle" draw:auto-grow-height="false" fo:min-height="0cm" fo:min-width="0cm" loext:decorative="false"/>
    </style:style>
    <style:style style:name="gr11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2">
      <style:graphic-properties draw:stroke="solid" svg:stroke-width="0.02cm" svg:stroke-color="#b47804" draw:marker-start="" draw:marker-start-width="0.19cm" draw:marker-start-center="false" draw:marker-end="" draw:marker-end-width="0.19cm" draw:marker-end-center="false" draw:stroke-linejoin="round" svg:stroke-linecap="round" draw:fill="solid" draw:fill-color="#ffbf00" draw:gradient-step-count="64" loext:fill-use-slide-background="false" draw:textarea-horizontal-align="justify" draw:textarea-vertical-align="middle" draw:auto-grow-height="false" draw:fit-to-size="false" style:shrink-to-fit="false" fo:min-height="0cm" fo:min-width="0cm" fo:padding-top="0.118cm" fo:padding-bottom="0.118cm" fo:padding-left="0.243cm" fo:padding-right="0.243cm" fo:wrap-option="wrap" draw:shadow="hidden" draw:shadow-offset-x="0.2cm" draw:shadow-offset-y="0.2cm" draw:shadow-color="#808080" loext:decorative="false"/>
    </style:style>
    <style:style style:name="gr14" style:family="graphic">
      <style:graphic-properties loext:decorative="false"/>
    </style:style>
    <style:style style:name="gr15" style:family="graphic" style:parent-style-name="standard">
      <style:graphic-properties svg:stroke-color="#b47804" draw:fill="solid" draw:fill-color="#cccccc" draw:textarea-horizontal-align="justify" draw:textarea-vertical-align="middle" draw:auto-grow-height="false" fo:min-height="0.678cm" fo:min-width="0.178cm" fo:wrap-option="wrap" draw:shadow="hidden" loext:decorative="false"/>
    </style:style>
    <style:style style:name="gr16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2">
      <style:graphic-properties draw:stroke="solid" svg:stroke-width="0.02cm" svg:stroke-color="#b47804" draw:marker-start="" draw:marker-start-width="0.19cm" draw:marker-start-center="false" draw:marker-end="" draw:marker-end-width="0.19cm" draw:marker-end-center="false" draw:stroke-linejoin="round" svg:stroke-linecap="round" draw:fill="solid" draw:fill-color="#ffbf00" draw:gradient-step-count="64" loext:fill-use-slide-background="false" draw:textarea-horizontal-align="justify" draw:textarea-vertical-align="middle" draw:auto-grow-height="false" draw:fit-to-size="false" style:shrink-to-fit="false" fo:min-height="0cm" fo:min-width="0cm" fo:padding-top="0.118cm" fo:padding-bottom="0.118cm" fo:padding-left="0.243cm" fo:padding-right="0.243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1c1c1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1c1c1c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bf00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ffbf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cccccc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cm" svg:height="2.5cm" svg:x="0.5cm" svg:y="0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5cm" svg:height="0.5cm" svg:x="1cm" svg:y="0.75cm">
          <text:p/>
          <draw:enhanced-geometry svg:viewBox="0 0 21600 21600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1" draw:layer="layout" svg:width="0.5cm" svg:height="0.5cm" svg:x="1cm" svg:y="2.25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3" draw:layer="layout" svg:width="1cm" svg:height="1cm" svg:x="0.75cm" svg:y="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249cm" svg:height="0.286cm" svg:x="1.75cm" svg:y="0.464cm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4"><text:span text:style-name="T1">Q</text:span></text:p>
        </draw:path>
        <draw:path draw:style-name="gr7" draw:text-style-name="P5" draw:layer="layout" svg:width="0.249cm" svg:height="0.286cm" draw:transform="rotate (-3.14159265358979) translate (0.750035168051833cm 3.03697613721104cm)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4"><text:span text:style-name="T1">Q</text:span></text:p>
        </draw:path>
        <draw:custom-shape draw:style-name="gr8" draw:text-style-name="P6" draw:layer="layout" svg:width="0.5cm" svg:height="0.5cm" draw:transform="rotate (-3.14159265358979) translate (1.45cm 1.2cm)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8" draw:text-style-name="P6" draw:layer="layout" svg:width="0.5cm" svg:height="0.5cm" draw:transform="rotate (-3.14159265358979) translate (1.55cm 2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path draw:style-name="gr9" draw:text-style-name="P6" draw:layer="layout" svg:width="0.382cm" svg:height="0.404cm" svg:x="1.101cm" svg:y="1.251cm" svg:viewBox="0 0 383 405" svg:d="M150 0c82 0 161 20 233 57l-94 348-289-382c48-15 99-23 150-23z">
          <text:p/>
        </draw:path>
        <draw:path draw:style-name="gr9" draw:text-style-name="P6" draw:layer="layout" svg:width="0.382cm" svg:height="0.404cm" draw:transform="rotate (-3.14159265358979) translate (1.39896238019368cm 2.25cm)" svg:viewBox="0 0 383 405" svg:d="M150 0c82 0 161 20 233 57l-94 348-289-382c48-15 99-23 150-23z">
          <text:p/>
        </draw:path>
        <draw:custom-shape draw:style-name="gr10" draw:text-style-name="P7" draw:layer="layout" svg:width="0.5cm" svg:height="0.166cm" svg:x="1cm" svg:y="1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1" draw:text-style-name="P5" draw:layer="layout" svg:width="0.14cm" svg:height="0.161cm" draw:transform="rotate (-1.5707963267949) translate (1.45cm 1.68cm)" svg:viewBox="0 0 141 162" svg:d="M22 135c-5-1-8-4-11-7-4-4-6-8-8-13s-3-11-3-17c0-7 1-13 3-21 3-7 7-15 12-23 5-9 13-17 21-26 9-9 19-18 32-27 1-1 2-1 3-1 0 0 1 0 2 1 13 9 23 18 32 27 8 9 15 17 21 26 6 8 9 16 12 23 2 8 3 14 3 21 0 6-1 12-3 17-1 5-4 9-8 13-2 3-6 6-11 7-4 3-8 4-13 4-4 0-8-1-12-2-3-2-7-4-10-7-4-2-7-6-10-10 0-1-1-1-1-1 7 35 26 22 37 43h-79c11-21 30-8 37-43 0 0-1 0-1 1-3 4-6 8-9 10-4 3-8 5-11 7-4 1-8 2-12 2-5 0-9-1-13-4z">
          <text:p/>
        </draw:path>
        <draw:path draw:style-name="gr12" draw:text-style-name="P5" draw:layer="layout" svg:width="0.14cm" svg:height="0.161cm" draw:transform="rotate (1.5707963267949) translate (1.05cm 1.82cm)" svg:viewBox="0 0 141 162" svg:d="M22 135c-5-1-8-4-11-7-4-4-6-8-8-13s-3-11-3-17c0-7 1-13 3-21 3-7 7-15 12-23 5-9 13-17 21-26 9-9 19-18 32-27 1-1 2-1 3-1 0 0 1 0 2 1 13 9 23 18 32 27 8 9 15 17 21 26 6 8 9 16 12 23 2 8 3 14 3 21 0 6-1 12-3 17-1 5-4 9-8 13-2 3-6 6-11 7-4 3-8 4-13 4-4 0-8-1-12-2-3-2-7-4-10-7-4-2-7-6-10-10 0-1-1-1-1-1 7 35 26 22 37 43h-79c11-21 30-8 37-43 0 0-1 0-1 1-3 4-6 8-9 10-4 3-8 5-11 7-4 1-8 2-12 2-5 0-9-1-13-4z">
          <text:p/>
        </draw:path>
        <draw:path draw:style-name="gr13" draw:text-style-name="P8" draw:layer="layout" svg:width="0.251cm" svg:height="1.201cm" svg:x="1.499cm" svg:y="0.749cm" svg:viewBox="0 0 252 1202" svg:d="M126 0c212 157 108 284 37 239l17 274c3 1 6 3 9 5 20 11 35 27 46 46s17 40 17 63c0 22-6 43-17 62s-26 35-46 46c-1 1-2 2-3 2l-30 465h-63l-29-467c-19-11-35-27-46-46s-17-40-17-62c0-23 6-44 17-63s27-35 46-46c2-2 5-3 7-4l18-274c-72 42-174-84 37-240z">
          <text:p/>
        </draw:path>
        <draw:g draw:style-name="gr14">
          <draw:path draw:style-name="gr15" draw:text-style-name="P9" draw:layer="layout" svg:width="0.375cm" svg:height="0.5cm" draw:transform="rotate (-0.785398163397449) translate (1.63451368986089cm 1.60034503875862cm)" svg:viewBox="0 0 376 501" svg:d="M376 154v193c0 27-7 54-21 77-13 24-33 43-56 56-23 14-50 21-77 21v-1l-68 1c-27 0-54-7-77-21-24-13-43-32-56-56-14-23-21-50-21-77v-97-96-154h154 68 153v141c1 4 1 9 1 13z">
            <text:p/>
          </draw:path>
          <draw:path draw:style-name="gr16" draw:text-style-name="P5" draw:layer="layout" svg:width="0.07cm" svg:height="0.08cm" draw:transform="rotate (-0.785398163397449) translate (1.64197975935346cm 1.67009567733782cm)" svg:viewBox="0 0 71 81" svg:d="M11 68c-2-1-4-2-5-4-2-2-3-4-4-6-1-3-2-6-2-9s0-6 1-10c2-4 4-8 6-12 3-4 7-8 11-13 4-4 9-9 16-13 0-1 1-1 1-1h1c7 5 12 9 16 14 4 4 8 8 11 13 3 4 4 8 6 11 1 4 2 7 2 11 0 3-1 6-2 8 0 3-2 5-4 7-1 1-3 3-5 3-2 2-4 2-7 2-2 0-4 0-6 0-1-1-3-2-5-4-2-1-3-3-5-5 3 17 13 10 18 21h-39c5-10 15-4 18-21-2 2-3 4-5 5-2 2-4 3-5 4-2 0-4 1-6 1-3 0-5-1-7-2z">
            <text:p/>
          </draw:path>
          <draw:path draw:style-name="gr17" draw:text-style-name="P5" draw:layer="layout" svg:width="0.07cm" svg:height="0.08cm" draw:transform="skewX (-0.0123918376891596) rotate (-0.785398163397449) translate (1.77992566465425cm 1.80804158263862cm)" svg:viewBox="0 0 71 81" svg:d="M11 68c-3-1-4-2-6-4s-3-4-4-6c-1-3-1-6-1-9s1-6 2-10 3-8 6-12c2-4 6-8 10-13 5-4 10-9 16-13 1-1 1-1 2-1h1c6 5 11 9 16 14 4 4 7 8 10 13 3 4 5 8 6 11 1 4 2 7 2 11 0 3-1 6-2 8-1 3-2 5-4 7-1 1-3 3-6 3-2 2-4 2-6 2s-4 0-6 0c-2-1-4-2-5-4-2-1-4-3-5-5h-1c4 17 13 10 19 21h-40c6-10 15-4 19-21h-1c-1 2-3 4-4 5-2 2-4 3-6 4-2 0-4 1-6 1s-4-1-6-2z">
            <text:p/>
          </draw:path>
          <draw:path draw:style-name="gr18" draw:text-style-name="P5" draw:layer="layout" svg:width="0.07cm" svg:height="0.08cm" draw:transform="rotate (-0.785398163397449) translate (1.49617024395058cm 1.8159051927407cm)" svg:viewBox="0 0 71 81" svg:d="M11 68c-2-1-4-2-5-4-2-2-3-4-4-6-1-3-2-6-2-9s0-6 1-10c2-4 4-8 6-12 3-4 7-8 11-13 4-4 9-9 16-13 0-1 1-1 1-1h1c7 5 12 9 16 14 4 4 8 8 11 13 3 4 4 8 6 11 1 4 2 7 2 11 0 3-1 6-2 8 0 3-2 5-4 7-1 1-3 3-5 3-2 2-4 2-7 2-2 0-4 0-6 0-1-1-3-2-5-4-2-1-3-3-5-5 3 17 13 10 18 21h-39c5-10 15-4 18-21-2 2-3 4-5 5-2 2-4 3-5 4-2 0-4 1-6 1-3 0-5-1-7-2z">
            <text:p/>
          </draw:path>
          <draw:path draw:style-name="gr19" draw:text-style-name="P5" draw:layer="layout" svg:width="0.07cm" svg:height="0.08cm" draw:transform="skewX (-0.0123918376891598) rotate (-0.785398163397449) translate (1.63411614925137cm 1.95385109804149cm)" svg:viewBox="0 0 71 81" svg:d="M11 68c-3-1-4-2-6-4s-3-4-4-6c-1-3-1-6-1-9s1-6 2-10 3-8 6-12c2-4 6-8 10-13 5-4 10-9 16-13 1-1 1-1 2-1h1c6 5 11 9 16 14 4 4 7 8 10 13 3 4 5 8 6 11 1 4 2 7 2 11 0 3-1 6-2 8-1 3-2 5-4 7-1 1-3 3-6 3-2 2-4 2-6 2s-4 0-6 0c-2-1-4-2-5-4-2-1-4-3-5-5h-1c4 17 13 10 19 21h-40c6-10 15-4 19-21h-1c-1 2-3 4-4 5-2 2-4 3-6 4-2 0-4 1-6 1s-4-1-6-2z">
            <text:p/>
          </draw:path>
          <draw:path draw:style-name="gr20" draw:text-style-name="P5" draw:layer="layout" svg:width="0.07cm" svg:height="0.08cm" draw:transform="rotate (-0.785398163397449) translate (1.63844069344562cm 1.81236612683286cm)" svg:viewBox="0 0 71 81" svg:d="M11 68c-2-1-4-2-5-4-2-2-3-4-4-6-1-3-2-6-2-9s0-6 1-10c2-4 4-8 6-12 3-4 7-8 11-13 4-4 9-9 16-13 0-1 1-1 1-1h1c7 5 12 9 16 14 4 4 8 8 11 13 3 4 4 8 6 11 1 4 2 7 2 11 0 3-1 6-2 8 0 3-2 5-4 7-1 1-3 3-5 3-2 2-4 2-7 2-2 0-4 0-6 0-1-1-3-2-5-4-2-1-3-3-5-5 3 17 13 10 18 21h-39c5-10 15-4 18-21-2 2-3 4-5 5-2 2-4 3-5 4-2 0-4 1-6 1-3 0-5-1-7-2z">
            <text:p/>
          </draw:path>
          <draw:path draw:style-name="gr21" draw:text-style-name="P5" draw:layer="layout" svg:width="0.07cm" svg:height="0.286cm" draw:transform="rotate (-0.785398163397449) translate (1.64233366572243cm 1.67044958415042cm)" svg:viewBox="0 0 71 287" svg:d="M11 68c-2-1-4-2-5-4-2-2-3-4-4-6-1-3-2-6-2-9s0-6 1-10c2-4 4-8 6-12 3-4 7-8 11-13 4-4 9-9 16-13 0-1 1-1 1-1 1 0 1 0 1 0 7 5 12 9 16 14 4 4 8 8 11 13 3 4 4 8 6 11 1 4 2 7 2 11 0 3-1 6-2 8 0 3-2 5-4 7-1 1-3 3-5 3-2 2-4 2-7 2-2 0-4 0-6 0-1-1-3-2-5-4-2-1-3-3-5-5 3 17 13 10 18 21h-39c5-10 15-4 18-21-2 2-3 4-5 5-2 2-4 3-5 4-2 0-4 1-6 1-3 0-5-1-7-2zM11 274c-2-1-4-2-5-4-2-2-3-4-4-6-1-3-2-6-2-9s0-6 1-10c2-4 4-8 6-12 3-4 7-8 11-13 4-4 9-9 16-13 0-1 1-1 1-1 1 0 1 0 1 1 7 4 12 9 16 13 4 5 8 9 11 13s4 8 6 12c1 4 2 7 2 10s-1 6-2 9c0 2-2 4-4 6-1 2-3 3-5 4s-4 2-7 2c-2 0-4-1-6-1-1-1-3-2-5-4-2-1-3-3-5-5 3 17 13 11 18 21h-39c5-10 15-4 18-21-2 2-3 4-5 5-2 2-4 3-5 4-2 0-4 1-6 1-3 0-5-1-7-2z">
            <text:p/>
          </draw:path>
          <draw:path draw:style-name="gr22" draw:text-style-name="P5" draw:layer="layout" svg:width="0.07cm" svg:height="0.08cm" draw:transform="skewX (-0.0123918376891597) rotate (-0.785398163397449) translate (1.4946769524826cm 1.95597453758619cm)" svg:viewBox="0 0 71 81" svg:d="M11 68c-3-1-4-2-6-4s-3-4-4-6c-1-3-1-6-1-9s1-6 2-10 3-8 6-12c2-4 6-8 10-13 5-4 10-9 16-13 1-1 1-1 2-1h1c6 5 11 9 16 14 4 4 7 8 10 13 3 4 5 8 6 11 1 4 2 7 2 11 0 3-1 6-2 8-1 3-2 5-4 7-1 1-3 3-6 3-2 2-4 2-6 2s-4 0-6 0c-2-1-4-2-5-4-2-1-4-3-5-5h-1c4 17 13 10 19 21h-40c6-10 15-4 19-21h-1c-1 2-3 4-4 5-2 2-4 3-6 4-2 0-4 1-6 1s-4-1-6-2z">
            <text:p/>
          </draw:path>
        </draw:g>
        <draw:path draw:style-name="gr23" draw:text-style-name="P8" draw:layer="layout" svg:width="0.251cm" svg:height="1.201cm" draw:transform="rotate (-3.14159265358979) translate (1.00123941193801cm 2.751cm)" svg:viewBox="0 0 252 1202" svg:d="M126 0c212 157 108 284 37 239l17 274c3 1 6 3 9 5 20 11 35 27 46 46s17 40 17 63c0 22-6 43-17 62s-26 35-46 46c-1 1-2 2-3 2l-30 465h-63l-29-467c-19-11-35-27-46-46s-17-40-17-62c0-23 6-44 17-63s27-35 46-46c2-2 5-3 7-4l18-274c-72 42-174-84 37-240z">
          <text:p/>
        </draw:path>
        <draw:g draw:style-name="gr14">
          <draw:path draw:style-name="gr15" draw:text-style-name="P9" draw:layer="layout" svg:width="0.375cm" svg:height="0.5cm" draw:transform="rotate (2.35619449019235) translate (0.86548631013911cm 1.89965496124138cm)" svg:viewBox="0 0 376 501" svg:d="M376 154v193c0 27-7 54-21 77-13 24-33 43-56 56-23 14-50 21-77 21v-1l-68 1c-27 0-54-7-77-21-24-13-43-32-56-56-14-23-21-50-21-77v-97-96-154h154 68 153v141c1 4 1 9 1 13z">
            <text:p/>
          </draw:path>
          <draw:path draw:style-name="gr24" draw:text-style-name="P5" draw:layer="layout" svg:width="0.07cm" svg:height="0.08cm" draw:transform="rotate (2.35619449019235) translate (0.858020240646545cm 1.82990432266218cm)" svg:viewBox="0 0 71 81" svg:d="M11 68c-2-1-4-2-5-4-2-2-3-4-4-6-1-3-2-6-2-9s0-6 1-10c2-4 4-8 6-12 3-4 7-8 11-13 4-4 9-9 16-13 0-1 1-1 1-1h1c7 5 12 9 16 14 4 4 8 8 11 13 3 4 4 8 6 11 1 4 2 7 2 11 0 3-1 6-2 8 0 3-2 5-4 7-1 1-3 3-5 3-2 2-4 2-7 2-2 0-4 0-6 0-1-1-3-2-5-4-2-1-3-3-5-5 3 17 13 10 18 21h-39c5-10 15-4 18-21-2 2-3 4-5 5-2 2-4 3-5 4-2 0-4 1-6 1-3 0-5-1-7-2z">
            <text:p/>
          </draw:path>
          <draw:path draw:style-name="gr25" draw:text-style-name="P5" draw:layer="layout" svg:width="0.07cm" svg:height="0.08cm" draw:transform="skewX (-0.0123918376891598) rotate (2.35619449019235) translate (0.720074335345753cm 1.69195841736138cm)" svg:viewBox="0 0 71 81" svg:d="M11 68c-3-1-4-2-6-4s-3-4-4-6c-1-3-1-6-1-9s1-6 2-10 3-8 6-12c2-4 6-8 10-13 5-4 10-9 16-13 1-1 1-1 2-1h1c6 5 11 9 16 14 4 4 7 8 10 13 3 4 5 8 6 11 1 4 2 7 2 11 0 3-1 6-2 8-1 3-2 5-4 7-1 1-3 3-6 3-2 2-4 2-6 2s-4 0-6 0c-2-1-4-2-5-4-2-1-4-3-5-5h-1c4 17 13 10 19 21h-40c6-10 15-4 19-21h-1c-1 2-3 4-4 5-2 2-4 3-6 4-2 0-4 1-6 1s-4-1-6-2z">
            <text:p/>
          </draw:path>
          <draw:path draw:style-name="gr26" draw:text-style-name="P5" draw:layer="layout" svg:width="0.07cm" svg:height="0.08cm" draw:transform="rotate (2.35619449019235) translate (1.00382975604942cm 1.6840948072593cm)" svg:viewBox="0 0 71 81" svg:d="M11 68c-2-1-4-2-5-4-2-2-3-4-4-6-1-3-2-6-2-9s0-6 1-10c2-4 4-8 6-12 3-4 7-8 11-13 4-4 9-9 16-13 0-1 1-1 1-1h1c7 5 12 9 16 14 4 4 8 8 11 13 3 4 4 8 6 11 1 4 2 7 2 11 0 3-1 6-2 8 0 3-2 5-4 7-1 1-3 3-5 3-2 2-4 2-7 2-2 0-4 0-6 0-1-1-3-2-5-4-2-1-3-3-5-5 3 17 13 10 18 21h-39c5-10 15-4 18-21-2 2-3 4-5 5-2 2-4 3-5 4-2 0-4 1-6 1-3 0-5-1-7-2z">
            <text:p/>
          </draw:path>
          <draw:path draw:style-name="gr27" draw:text-style-name="P5" draw:layer="layout" svg:width="0.07cm" svg:height="0.08cm" draw:transform="skewX (-0.0123918376891597) rotate (2.35619449019235) translate (0.865883850748629cm 1.54614890195851cm)" svg:viewBox="0 0 71 81" svg:d="M11 68c-3-1-4-2-6-4s-3-4-4-6c-1-3-1-6-1-9s1-6 2-10 3-8 6-12c2-4 6-8 10-13 5-4 10-9 16-13 1-1 1-1 2-1h1c6 5 11 9 16 14 4 4 7 8 10 13 3 4 5 8 6 11 1 4 2 7 2 11 0 3-1 6-2 8-1 3-2 5-4 7-1 1-3 3-6 3-2 2-4 2-6 2s-4 0-6 0c-2-1-4-2-5-4-2-1-4-3-5-5h-1c4 17 13 10 19 21h-40c6-10 15-4 19-21h-1c-1 2-3 4-4 5-2 2-4 3-6 4-2 0-4 1-6 1s-4-1-6-2z">
            <text:p/>
          </draw:path>
          <draw:path draw:style-name="gr28" draw:text-style-name="P5" draw:layer="layout" svg:width="0.07cm" svg:height="0.08cm" draw:transform="rotate (2.35619449019235) translate (0.861559306554383cm 1.68763387316714cm)" svg:viewBox="0 0 71 81" svg:d="M11 68c-2-1-4-2-5-4-2-2-3-4-4-6-1-3-2-6-2-9s0-6 1-10c2-4 4-8 6-12 3-4 7-8 11-13 4-4 9-9 16-13 0-1 1-1 1-1h1c7 5 12 9 16 14 4 4 8 8 11 13 3 4 4 8 6 11 1 4 2 7 2 11 0 3-1 6-2 8 0 3-2 5-4 7-1 1-3 3-5 3-2 2-4 2-7 2-2 0-4 0-6 0-1-1-3-2-5-4-2-1-3-3-5-5 3 17 13 10 18 21h-39c5-10 15-4 18-21-2 2-3 4-5 5-2 2-4 3-5 4-2 0-4 1-6 1-3 0-5-1-7-2z">
            <text:p/>
          </draw:path>
          <draw:path draw:style-name="gr29" draw:text-style-name="P5" draw:layer="layout" svg:width="0.07cm" svg:height="0.286cm" draw:transform="rotate (2.35619449019235) translate (0.857666334277575cm 1.82955041584958cm)" svg:viewBox="0 0 71 287" svg:d="M11 68c-2-1-4-2-5-4-2-2-3-4-4-6-1-3-2-6-2-9s0-6 1-10c2-4 4-8 6-12 3-4 7-8 11-13 4-4 9-9 16-13 0-1 1-1 1-1 1 0 1 0 1 0 7 5 12 9 16 14 4 4 8 8 11 13 3 4 4 8 6 11 1 4 2 7 2 11 0 3-1 6-2 8 0 3-2 5-4 7-1 1-3 3-5 3-2 2-4 2-7 2-2 0-4 0-6 0-1-1-3-2-5-4-2-1-3-3-5-5 3 17 13 10 18 21h-39c5-10 15-4 18-21-2 2-3 4-5 5-2 2-4 3-5 4-2 0-4 1-6 1-3 0-5-1-7-2zM11 274c-2-1-4-2-5-4-2-2-3-4-4-6-1-3-2-6-2-9s0-6 1-10c2-4 4-8 6-12 3-4 7-8 11-13 4-4 9-9 16-13 0-1 1-1 1-1 1 0 1 0 1 1 7 4 12 9 16 13 4 5 8 9 11 13s4 8 6 12c1 4 2 7 2 10s-1 6-2 9c0 2-2 4-4 6-1 2-3 3-5 4s-4 2-7 2c-2 0-4-1-6-1-1-1-3-2-5-4-2-1-3-3-5-5 3 17 13 11 18 21h-39c5-10 15-4 18-21-2 2-3 4-5 5-2 2-4 3-5 4-2 0-4 1-6 1-3 0-5-1-7-2z">
            <text:p/>
          </draw:path>
          <draw:path draw:style-name="gr30" draw:text-style-name="P5" draw:layer="layout" svg:width="0.07cm" svg:height="0.08cm" draw:transform="skewX (-0.0123918376891597) rotate (2.35619449019235) translate (1.0053230475174cm 1.54402546241381cm)" svg:viewBox="0 0 71 81" svg:d="M11 68c-3-1-4-2-6-4s-3-4-4-6c-1-3-1-6-1-9s1-6 2-10 3-8 6-12c2-4 6-8 10-13 5-4 10-9 16-13 1-1 1-1 2-1h1c6 5 11 9 16 14 4 4 7 8 10 13 3 4 5 8 6 11 1 4 2 7 2 11 0 3-1 6-2 8-1 3-2 5-4 7-1 1-3 3-6 3-2 2-4 2-6 2s-4 0-6 0c-2-1-4-2-5-4-2-1-4-3-5-5h-1c4 17 13 10 19 21h-40c6-10 15-4 19-21h-1c-1 2-3 4-4 5-2 2-4 3-6 4-2 0-4 1-6 1s-4-1-6-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857" draw:display-name="Gradient 857" draw:style="square" draw:cx="75%" draw:cy="25%" draw:start-color="#f10d0c" draw:end-color="#ffa6a6" draw:start-intensity="100%" draw:end-intensity="100%" draw:angle="90deg" draw:border="0%">
      <loext:gradient-stop svg:offset="0" loext:color-type="rgb" loext:color-value="#f10d0c"/>
      <loext:gradient-stop svg:offset="1" loext:color-type="rgb" loext:color-value="#ffa6a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4-26T14:38:29.308000000</dc:date>
    <meta:editing-duration>PT3H7M7S</meta:editing-duration>
    <meta:editing-cycles>59</meta:editing-cycles>
    <meta:generator>LibreOffice/24.2.2.2$Windows_X86_64 LibreOffice_project/d56cc158d8a96260b836f100ef4b4ef25d6f1a01</meta:generator>
    <meta:document-statistic meta:object-count="35"/>
  </office:meta>
</office:document-meta>
</file>